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4fc5" officeooo:paragraph-rsid="00144fc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44fc5" officeooo:paragraph-rsid="00144fc5" style:font-weight-asian="normal" style:font-weight-complex="normal"/>
    </style:style>
    <style:style style:name="T1" style:family="text">
      <style:text-properties officeooo:rsid="0015e7d0"/>
    </style:style>
    <style:style style:name="T2" style:family="text">
      <style:text-properties officeooo:rsid="001775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fault Welcome</text:span> Page</text:p>
      <text:p text:style-name="P1"/>
      <text:p text:style-name="P2">Welcome to AntiWiki!</text:p>
      <text:p text:style-name="P2"/>
      <text:p text:style-name="P2">This is the default <text:span text:style-name="T2">welcome page. To replace it, create a new document using LibreOffice and upload it using the “Upload Revision” button at the t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53:39.032831997</meta:creation-date>
    <dc:date>2019-12-09T22:57:06.836320734</dc:date>
    <meta:editing-duration>PT3M2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2" meta:character-count="189" meta:non-whitespace-character-count="160"/>
  </office:meta>
</office:document-meta>
</file>